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3000000E7D7B2CC42224F9F83.png" manifest:media-type="image/png"/>
  <manifest:file-entry manifest:full-path="Pictures/10000000000002F800000190558B7EAA14D581D6.jpg" manifest:media-type="image/jpeg"/>
  <manifest:file-entry manifest:full-path="Pictures/10000000000004B0000002A343F4118C89D89E08.jpg" manifest:media-type="image/jpeg"/>
  <manifest:file-entry manifest:full-path="Pictures/10000000000001E0000001686CA85637E476F8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2a6099" draw:marker-start-width="0.517cm" draw:marker-end-width="0.517cm" draw:fill="none" loext:fill-use-slide-background="false" draw:textarea-horizontal-align="justify" draw:textarea-vertical-align="middle" draw:auto-grow-height="false" fo:min-height="10.04cm" fo:min-width="15.79cm" fo:padding-top="0.23cm" fo:padding-bottom="0.23cm" fo:padding-left="0.355cm" fo:padding-right="0.355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10.5cm" svg:x="2.5cm" svg:y="17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545cm" svg:height="4.888cm" svg:x="9.455cm" svg:y="23.25cm">
          <draw:image xlink:href="Pictures/10000001000001C3000000E7D7B2CC42224F9F83.png" xlink:type="simple" xlink:show="embed" xlink:actuate="onLoad" draw:mime-type="image/png">
            <text:p/>
          </draw:image>
        </draw:frame>
        <draw:frame draw:style-name="gr2" draw:text-style-name="P2" draw:layer="layout" svg:width="8.915cm" svg:height="5.5cm" svg:x="2.585cm" svg:y="17.75cm">
          <draw:image xlink:href="Pictures/10000000000004B0000002A343F4118C89D89E08.jpg" xlink:type="simple" xlink:show="embed" xlink:actuate="onLoad" draw:mime-type="image/jpeg">
            <text:p/>
          </draw:image>
        </draw:frame>
        <draw:frame draw:style-name="gr2" draw:text-style-name="P2" draw:layer="layout" svg:width="7.413cm" svg:height="5.56cm" svg:x="11.587cm" svg:y="17.75cm">
          <draw:image xlink:href="Pictures/10000000000001E0000001686CA85637E476F8FD.png" xlink:type="simple" xlink:show="embed" xlink:actuate="onLoad" draw:mime-type="image/png">
            <text:p/>
          </draw:image>
        </draw:frame>
        <draw:frame draw:style-name="gr2" draw:text-style-name="P2" draw:layer="layout" svg:width="6.931cm" svg:height="5cm" svg:x="2.569cm" svg:y="23.25cm">
          <draw:image xlink:href="Pictures/10000000000002F800000190558B7EAA14D581D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5T11:33:36.514000000</meta:creation-date>
    <dc:date>2025-01-24T17:38:02.337000000</dc:date>
    <meta:editing-duration>PT7H34M4S</meta:editing-duration>
    <meta:editing-cycles>4</meta:editing-cycles>
    <meta:generator>LibreOffice/7.4.3.2$Windows_X86_64 LibreOffice_project/1048a8393ae2eeec98dff31b5c133c5f1d08b890</meta:generator>
    <meta:document-statistic meta:object-count="5"/>
  </office:meta>
</office:document-meta>
</file>